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715in" fo:margin-left="0.0111in" fo:margin-right="0.3097in" table:align="margins"/>
    </style:style>
    <style:style style:name="Table1.A" style:family="table-column">
      <style:table-column-properties style:column-width="1.4424in" style:rel-column-width="14837*"/>
    </style:style>
    <style:style style:name="Table1.B" style:family="table-column">
      <style:table-column-properties style:column-width="1.7618in" style:rel-column-width="18123*"/>
    </style:style>
    <style:style style:name="Table1.C" style:family="table-column">
      <style:table-column-properties style:column-width="3.1674in" style:rel-column-width="3257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715in" fo:margin-left="0.0111in" fo:margin-right="0.3097in" table:align="margins"/>
    </style:style>
    <style:style style:name="Table3.A" style:family="table-column">
      <style:table-column-properties style:column-width="1.4424in" style:rel-column-width="14837*"/>
    </style:style>
    <style:style style:name="Table3.B" style:family="table-column">
      <style:table-column-properties style:column-width="1.7618in" style:rel-column-width="18123*"/>
    </style:style>
    <style:style style:name="Table3.C" style:family="table-column">
      <style:table-column-properties style:column-width="3.1674in" style:rel-column-width="3257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715in" fo:margin-left="0.0111in" fo:margin-right="0.3097in" table:align="margins"/>
    </style:style>
    <style:style style:name="Table4.A" style:family="table-column">
      <style:table-column-properties style:column-width="1.4424in" style:rel-column-width="14837*"/>
    </style:style>
    <style:style style:name="Table4.B" style:family="table-column">
      <style:table-column-properties style:column-width="1.7618in" style:rel-column-width="18123*"/>
    </style:style>
    <style:style style:name="Table4.C" style:family="table-column">
      <style:table-column-properties style:column-width="3.1674in" style:rel-column-width="325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_20_indent">
      <style:text-properties style:language-asian="zh" style:country-asian="TW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Heading_20_4">
      <style:text-properties style:language-asian="zh" style:country-asian="TW"/>
    </style:style>
    <style:style style:name="P6" style:family="paragraph" style:parent-style-name="Heading_20_4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2" style:family="paragraph" style:parent-style-name="Text_20_body_20_indent_20_2">
      <style:text-properties style:language-asian="zh" style:country-asian="TW"/>
    </style:style>
    <style:style style:name="P13" style:family="paragraph" style:parent-style-name="Text_20_body_20_indent_20_2">
      <style:text-properties fo:font-weight="normal" style:font-weight-asian="normal" style:font-weight-complex="normal"/>
    </style:style>
    <style:style style:name="P14" style:family="paragraph" style:parent-style-name="Heading_20_3">
      <style:text-properties style:language-asian="zh" style:country-asian="TW"/>
    </style:style>
    <style:style style:name="P15" style:family="paragraph" style:parent-style-name="Code_20_Indent_20_2">
      <style:text-properties style:font-name="Courier New1" fo:font-size="9pt" style:font-name-asian="Courier New1" style:font-size-asian="9pt" style:font-name-complex="Courier New1" style:font-size-complex="9pt"/>
    </style:style>
    <style:style style:name="P16" style:family="paragraph" style:parent-style-name="Text_20_body">
      <style:paragraph-properties fo:margin-top="0in" fo:margin-bottom="0in" fo:text-align="start" style:justify-single-word="false"/>
    </style:style>
    <style:style style:name="P17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8" style:family="paragraph" style:parent-style-name="Heading_20_3">
      <style:text-properties style:language-asian="zh" style:country-asian="TW"/>
    </style:style>
    <style:style style:name="P19" style:family="paragraph" style:parent-style-name="Heading_20_4"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Code_20_Indent_20_2">
      <style:text-properties style:font-name="Courier New1" fo:font-size="9pt" style:font-name-asian="Courier New1" style:font-size-asian="9pt" style:font-name-complex="Courier New1" style:font-size-complex="9pt"/>
    </style:style>
    <style:style style:name="P23" style:family="paragraph" style:parent-style-name="Text_20_body_20_indent_20_2">
      <style:text-properties style:language-asian="zh" style:country-asian="TW"/>
    </style:style>
    <style:style style:name="P24" style:family="paragraph" style:parent-style-name="Text_20_body_20_indent_20_2">
      <style:text-properties fo:font-weight="normal" style:font-weight-asian="normal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fo:font-size="12pt"/>
    </style:style>
    <style:style style:name="T3" style:family="text">
      <style:text-properties fo:color="#000000" fo:font-size="12pt" style:font-size-asian="10pt" style:font-size-complex="10pt"/>
    </style:style>
    <style:style style:name="T4" style:family="text">
      <style:text-properties fo:color="#000000" fo:font-size="12pt" fo:font-style="normal" style:font-style-asian="normal" style:font-style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ff" fo:font-size="12pt" fo:font-style="italic" style:font-style-asian="italic" style:font-style-complex="italic"/>
    </style:style>
    <style:style style:name="T8" style:family="text">
      <style:text-properties fo:color="#0000ff" fo:font-size="12pt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800000" fo:font-size="12pt" fo:font-style="normal" style:font-style-asian="normal" style:font-style-complex="normal"/>
    </style:style>
    <style:style style:name="T12" style:family="text">
      <style:text-properties style:font-name="Courier New1" fo:font-size="9pt" style:font-name-asian="Courier New1" style:font-size-asian="10pt" style:font-name-complex="Courier New1" style:font-size-complex="9pt"/>
    </style:style>
    <style:style style:name="T13" style:family="text">
      <style:text-properties fo:font-size="9pt" style:font-size-asian="10pt" style:font-size-complex="9pt"/>
    </style:style>
    <style:style style:name="T14" style:family="text">
      <style:text-properties fo:font-size="9pt" fo:font-weight="bold" style:font-size-asian="10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bbox – Accordion Mold </text:h>
      <text:p text:style-name="Text_20_body"><draw:frame draw:style-name="fr1" draw:name="graphics1" text:anchor-type="paragraph" svg:width="4.3547in" svg:height="3.0311in" draw:z-index="0"><draw:image xlink:href="../images/tabbox-acc.png" xlink:type="simple" xlink:show="embed" xlink:actuate="onLoad" draw:filter-name="&lt;All formats&gt;"/></draw:frame></text:p>
      <text:p text:style-name="Text_20_body">The style of <text:span text:style-name="T1">accordion</text:span> tabbox include 3 parts, style of panel, <text:span text:style-name="T1">selected tab and non-selected tab.</text:span></text:p>
      <text:h text:style-name="Heading_20_3" text:outline-level="3">Style of Panel</text:h>
      <text:p text:style-name="Standard"><draw:frame draw:style-name="fr1" draw:name="graphics4" text:anchor-type="paragraph" svg:width="6.102in" svg:height="1.8638in" draw:z-index="1"><draw:image xlink:href="../images/tabbox-acc-body.png" xlink:type="simple" xlink:show="embed" xlink:actuate="onLoad" draw:filter-name="&lt;All formats&gt;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CSS Definition</text:p>
          </table:table-cell>
          <table:table-cell table:style-name="Table1.A1" office:value-type="string">
            <text:p text:style-name="P10">Description</text:p>
          </table:table-cell>
          <table:table-cell table:style-name="Table1.C1" office:value-type="string">
            <text:p text:style-name="P10">Default Values</text:p>
          </table:table-cell>
        </table:table-row>
        <table:table-row>
          <table:table-cell table:style-name="Table1.A2" office:value-type="string">
            <text:p text:style-name="P7"><text:span text:style-name="Source_20_Text"><text:span text:style-name="T6">.</text:span></text:span><text:span text:style-name="Source_20_Text"><text:span text:style-name="T7">tabpanels_sclass </text:span></text:span><text:span text:style-name="Source_20_Text"><text:span text:style-name="T4">tabpanel_accrodion</text:span></text:span></text:p>
          </table:table-cell>
          <table:table-cell table:style-name="Table1.A2" office:value-type="string">
            <text:p text:style-name="P9"><text:span text:style-name="Source_20_Text">the style of a tab panel</text:span></text:p>
          </table:table-cell>
          <table:table-cell table:style-name="Table1.C2" office:value-type="string">
            <text:p text:style-name="P11"><text:span text:style-name="Source_20_Text"><text:span text:style-name="T3">border-bottom:1px solid #5C6C7C;</text:span></text:span></text:p>
            <text:p text:style-name="P11"><text:span text:style-name="Source_20_Text"><text:span text:style-name="T3">border-left:1px solid #5C6C7C;</text:span></text:span></text:p>
            <text:p text:style-name="P11"><text:span text:style-name="Source_20_Text"><text:span text:style-name="T3">border-right:1px solid #5C6C7C;</text:span></text:span></text:p>
            <text:p text:style-name="P11"><text:span text:style-name="Source_20_Text"><text:span text:style-name="T3">padding:5px;</text:span></text:span></text:p>
            <text:p text:style-name="Standard"><text:span text:style-name="Source_20_Text"><text:span text:style-name="T5"/></text:span></text:p>
          </table:table-cell>
        </table:table-row>
      </table:table>
      <text:p text:style-name="Standard"/>
      <text:h text:style-name="P14" text:outline-level="3"/>
      <text:h text:style-name="P14" text:outline-level="3">Style of Selected Tab</text:h>
      <text:p text:style-name="Standard"><draw:frame draw:style-name="fr1" draw:name="graphics2" text:anchor-type="paragraph" svg:width="6.4319in" svg:height="2.3346in" draw:z-index="2"><draw:image xlink:href="../images/tabbox-acc-tab-sel.png" xlink:type="simple" xlink:show="embed" xlink:actuate="onLoad" draw:filter-name="&lt;All formats&gt;"/></draw:frame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SS Definition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7"><text:span text:style-name="Source_20_Text">.tabaccd-3d-tl-sel</text:span><text:span text:style-name="Source_20_Text"><text:span text:style-name="T2"> </text:span></text:span></text:p>
          </table:table-cell>
          <table:table-cell table:style-name="Table3.A2" office:value-type="string">
            <text:p text:style-name="P7"><text:span text:style-name="Source_20_Text">Top-left corner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6"><text:span text:style-name="Source_20_Text"><text:span text:style-name="T3">background-image:url(/zkdemo/zkau/web/zul/img/tab/3d-tl-sel.gif);</text:span></text:span></text:p>
            <text:p text:style-name="P16"><text:span text:style-name="Source_20_Text"><text:span text:style-name="T3">height:5px;</text:span></text:span></text:p>
            <text:p text:style-name="P16"><text:span text:style-name="Source_20_Text"><text:span text:style-name="T3">width:5px;</text:span>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2">.tabaccd-3d-tm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Top-middle line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3d-tm-sel.gif);</text:span></text:p>
            <text:p text:style-name="P11"><text:span text:style-name="Source_20_Text">height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2">.tabaccd-3d-tr-sel</text:span></text:span></text:p>
          </table:table-cell>
          <table:table-cell table:style-name="Table3.A2" office:value-type="string">
            <text:p text:style-name="P7"><text:span text:style-name="Source_20_Text">Top-right corner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3d-tr-sel.gif);</text:span></text:p>
            <text:p text:style-name="P11"><text:span text:style-name="Source_20_Text">height:5px;</text:span></text:p>
            <text:p text:style-name="P11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.tabaccd-3d-ml-sel </text:span></text:p>
          </table:table-cell>
          <table:table-cell table:style-name="Table3.A2" office:value-type="string">
            <text:p text:style-name="P7"><text:span text:style-name="Source_20_Text">Middle-lef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3d-ml-sel.gif);</text:span></text:p>
            <text:p text:style-name="P11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2">.tabaccd-3d-mm-sel</text:span></text:span></text:p>
          </table:table-cell>
          <table:table-cell table:style-name="Table3.A2" office:value-type="string">
            <text:p text:style-name="P9"><text:span text:style-name="Source_20_Text">Middle-middle <text:s/>of a selected tab</text:span></text:p>
          </table:table-cell>
          <table:table-cell table:style-name="Table3.C2" office:value-type="string">
            <text:p text:style-name="P11"><text:span text:style-name="Source_20_Text">background-image:url(/zkdemo/zkau/web/zul/img/tab/3d-mm-sel.gif)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2">.tabaccd-3d-mr-sel</text:span></text:span></text:p>
          </table:table-cell>
          <table:table-cell table:style-name="Table3.A2" office:value-type="string">
            <text:p text:style-name="P7"><text:span text:style-name="Source_20_Text">Middle-righ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3d-mr-sel.gif);</text:span></text:p>
            <text:p text:style-name="P11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8"><text:span text:style-name="Source_20_Text">.tabaccd-3d-b</text:span></text:p>
          </table:table-cell>
          <table:table-cell table:style-name="Table3.A2" office:value-type="string">
            <text:p text:style-name="P7"><text:span text:style-name="Source_20_Text">bottom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3d-b.gif);</text:span></text:p>
            <text:p text:style-name="P11"><text:span text:style-name="Source_20_Text">height:1px;</text:span></text:p>
          </table:table-cell>
        </table:table-row>
      </table:table>
      <text:p text:style-name="P3"/>
      <text:h text:style-name="P14" text:outline-level="3">Style of Non-Selected Tab</text:h>
      <text:p text:style-name="P2"><draw:frame draw:style-name="fr1" draw:name="graphics5" text:anchor-type="paragraph" svg:width="6.2984in" svg:height="2.2146in" draw:z-index="3"><draw:image xlink:href="../images/tabbox-acc-tab-dissel.png" xlink:type="simple" xlink:show="embed" xlink:actuate="onLoad" draw:filter-name="&lt;All formats&gt;"/></draw:frame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CSS Definition</text:p>
          </table:table-cell>
          <table:table-cell table:style-name="Table4.A1" office:value-type="string">
            <text:p text:style-name="P10">Description</text:p>
          </table:table-cell>
          <table:table-cell table:style-name="Table4.C1" office:value-type="string">
            <text:p text:style-name="P10">Default Values</text:p>
          </table:table-cell>
        </table:table-row>
        <table:table-row>
          <table:table-cell table:style-name="Table4.A2" office:value-type="string">
            <text:p text:style-name="P7"><text:span text:style-name="Source_20_Text">.tabaccd-3d-tl-uns</text:span><text:span text:style-name="Source_20_Text"><text:span text:style-name="T2"> </text:span></text:span></text:p>
          </table:table-cell>
          <table:table-cell table:style-name="Table4.A2" office:value-type="string">
            <text:p text:style-name="P7"><text:span text:style-name="Source_20_Text">Top-left corner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1"><text:span text:style-name="Source_20_Text"><text:span text:style-name="T3">background-image:url(/zkdemo/zkau/web/zul/img/tab/3d-tl-uns.gif);</text:span></text:span></text:p>
            <text:p text:style-name="P11"><text:span text:style-name="Source_20_Text"><text:span text:style-name="T3">height:5px;</text:span></text:span></text:p>
            <text:p text:style-name="P11"><text:span text:style-name="Source_20_Text"><text:span text:style-name="T3">width:5px;</text:span>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2">.tabaccd-3d-tm-uns</text:span></text:span><text:span text:style-name="Source_20_Text"> </text:span></text:p>
          </table:table-cell>
          <table:table-cell table:style-name="Table4.A2" office:value-type="string">
            <text:p text:style-name="P7"><text:span text:style-name="Source_20_Text">Top-middle line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6"><text:span text:style-name="Source_20_Text">background-image:url(/zkdemo/zkau/web/zul/img/tab/3d-tm-uns.gif);</text:span></text:p>
            <text:p text:style-name="P16"><text:span text:style-name="Source_20_Text">height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2">.tabaccd-3d-tr-uns</text:span></text:span></text:p>
          </table:table-cell>
          <table:table-cell table:style-name="Table4.A2" office:value-type="string">
            <text:p text:style-name="P7"><text:span text:style-name="Source_20_Text">Top-right corner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3d-tr-uns.gif);</text:span></text:p>
            <text:p text:style-name="P11"><text:span text:style-name="Source_20_Text">height:5px;</text:span></text:p>
            <text:p text:style-name="P11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.</text:span><text:span text:style-name="Source_20_Text"><text:span text:style-name="T2">tabaccd-3d-ml-uns</text:span></text:span><text:span text:style-name="Source_20_Text"> </text:span></text:p>
          </table:table-cell>
          <table:table-cell table:style-name="Table4.A2" office:value-type="string">
            <text:p text:style-name="P7"><text:span text:style-name="Source_20_Text">Middle-lef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3d-ml-uns.gif);</text:span></text:p>
            <text:p text:style-name="P11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2">.tabaccd-3d-mm-uns</text:span></text:span><text:span text:style-name="Source_20_Text"> </text:span></text:p>
          </table:table-cell>
          <table:table-cell table:style-name="Table4.A2" office:value-type="string">
            <text:p text:style-name="P9"><text:span text:style-name="Source_20_Text">Middle-middle <text:s/>of a non-selected tab</text:span></text:p>
          </table:table-cell>
          <table:table-cell table:style-name="Table4.C2" office:value-type="string">
            <text:p text:style-name="P11"><text:span text:style-name="Source_20_Text">background-image:url(/zkdemo/zkau/web/zul/img/tab/3d-mm-uns.gif)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accd-3d-mr-uns</text:span></text:p>
          </table:table-cell>
          <table:table-cell table:style-name="Table4.A2" office:value-type="string">
            <text:p text:style-name="P7"><text:span text:style-name="Source_20_Text">Middle-righ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3d-mr-uns.gif);</text:span></text:p>
            <text:p text:style-name="P11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accd-3d-b</text:span></text:p>
          </table:table-cell>
          <table:table-cell table:style-name="Table4.A2" office:value-type="string">
            <text:p text:style-name="P7"><text:span text:style-name="Source_20_Text">bottom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3d-b.gif);</text:span></text:p>
            <text:p text:style-name="P11"><text:span text:style-name="Source_20_Text">height:1px;</text:span></text:p>
          </table:table-cell>
        </table:table-row>
      </table:table>
      <text:p text:style-name="P3"/>
      <text:p text:style-name="Heading_20_4">Customize the panel style</text:p>
      <text:p text:style-name="Text_20_body_20_indent_20_2"><draw:frame draw:style-name="fr1" draw:name="graphics3" text:anchor-type="paragraph" svg:width="4.3957in" svg:height="3.0417in" draw:z-index="4"><draw:image xlink:href="../images/tabbox-acc-body-1.png" xlink:type="simple" xlink:show="embed" xlink:actuate="onLoad" draw:filter-name="&lt;All formats&gt;"/></draw:frame></text:p>
      <text:p text:style-name="Text_20_body_20_indent_20_2">The way to customize the bac<text:span text:style-name="T1">kground and border of a accordion tabbox</text:span> is dec<text:span text:style-name="T1">laring</text:span> the style as following.</text:p>
      <text:p text:style-name="Text_20_body_20_indent_20_2">1.include style and assign sclass of tabpanels</text:p>
      <text:p text:style-name="Code_20_Indent_20_2"><text:span text:style-name="Source_20_Text">&lt;style src="~./mytab.css.dsp"/&gt;</text:span></text:p>
      <text:p text:style-name="Code_20_Indent_20_2"><text:span text:style-name="Source_20_Text">&lt;tabbox width="400px" orient="vertical"&gt;</text:span></text:p>
      <text:p text:style-name="Code_20_Indent_20_2"><text:span text:style-name="Source_20_Text"><text:tab/>&lt;tabbox width="400px" <text:s/>mold="accordion"&gt;</text:span></text:p>
      <text:p text:style-name="Code_20_Indent_20_2"><text:span text:style-name="Source_20_Text"><text:tab/><text:tab/>&lt;tabs&gt;</text:span></text:p>
      <text:p text:style-name="Code_20_Indent_20_2"><text:span text:style-name="Source_20_Text"><text:tab/><text:tab/><text:tab/>&lt;tab label="Tab 1" /&gt;</text:span></text:p>
      <text:p text:style-name="Code_20_Indent_20_2"><text:span text:style-name="Source_20_Text"><text:tab/><text:tab/><text:tab/>&lt;tab label="Tab 2" /&gt;</text:span></text:p>
      <text:p text:style-name="Code_20_Indent_20_2"><text:span text:style-name="Source_20_Text"><text:tab/><text:tab/>&lt;/tabs&gt;</text:span></text:p>
      <text:p text:style-name="Code_20_Indent_20_2"><text:span text:style-name="Source_20_Text"><text:tab/><text:tab/>&lt;tabpanels sclass="</text:span><text:span text:style-name="Source_20_Text"><text:span text:style-name="T9">mytp</text:span></text:span><text:span text:style-name="Source_20_Text">" &gt;</text:span></text:p>
      <text:p text:style-name="Code_20_Indent_20_2"><text:span text:style-name="Source_20_Text"><text:tab/><text:tab/><text:tab/>&lt;tabpanel height="200px"&gt;This is panel 1&lt;/tabpanel&gt;</text:span></text:p>
      <text:p text:style-name="Code_20_Indent_20_2"><text:span text:style-name="Source_20_Text"><text:tab/><text:tab/><text:tab/>&lt;tabpanel height="200px"&gt;This is panel 2 The second panel&lt;/tabpanel&gt;</text:span></text:p>
      <text:p text:style-name="Code_20_Indent_20_2"><text:span text:style-name="Source_20_Text"><text:tab/><text:tab/>&lt;/tabpanels&gt;</text:span></text:p>
      <text:p text:style-name="Code_20_Indent_20_2"><text:span text:style-name="Source_20_Text"><text:tab/>&lt;/tabbox&gt;</text:span></text:p>
      <text:p text:style-name="Code_20_Indent_20_2"><text:span text:style-name="Source_20_Text">&lt;/tabbox&gt;</text:span></text:p>
      <text:p text:style-name="P6">2.Add mytab.css.dsp in class path/web/</text:p>
      <text:p text:style-name="Code_20_Indent_20_2"><text:span text:style-name="Source_20_Text">&lt;%@ page contentType="text/css;charset=UTF-8" %&gt;</text:span></text:p>
      <text:p text:style-name="Code_20_Indent_20_2"><text:span text:style-name="Source_20_Text">&lt;%@ taglib uri="http://www.zkoss.org/dsp/web/core" prefix="c" %&gt;</text:span></text:p>
      <text:p text:style-name="Code_20_Indent_20_2"><text:span text:style-name="Source_20_Text"><text:span text:style-name="T9">.mytp .</text:span></text:span><text:span text:style-name="Source_20_Text"><text:span text:style-name="T10">tabpanel-accordion</text:span></text:span><text:span text:style-name="Source_20_Text">{</text:span></text:p>
      <text:p text:style-name="Code_20_Indent_20_2"><text:span text:style-name="Source_20_Text"><text:s text:c="2"/>background-color:#FFEEB6;</text:span></text:p>
      <text:p text:style-name="Code_20_Indent_20_2"><text:span text:style-name="Source_20_Text"><text:s text:c="2"/>border-top:1px solid #FFBB47;</text:span></text:p>
      <text:p text:style-name="Code_20_Indent_20_2"><text:span text:style-name="Source_20_Text"><text:s text:c="2"/>border-bottom:1px solid #FFBB47;</text:span></text:p>
      <text:p text:style-name="Code_20_Indent_20_2"><text:span text:style-name="Source_20_Text"><text:s text:c="2"/>border-right:3px solid #FFBB47;</text:span></text:p>
      <text:p text:style-name="Code_20_Indent_20_2"><text:span text:style-name="Source_20_Text">}</text:span><text:tab/></text:p>
      <text:p text:style-name="P13"/>
      <text:p text:style-name="Heading_20_4">Customize the selected tab style</text:p>
      <text:p text:style-name="P13"><draw:frame draw:style-name="fr1" draw:name="graphics6" text:anchor-type="paragraph" svg:width="4.4071in" svg:height="3.0835in" draw:z-index="5"><draw:image xlink:href="../images/tabbox-acc-tab-sel-1.png" xlink:type="simple" xlink:show="embed" xlink:actuate="onLoad" draw:filter-name="&lt;All formats&gt;"/></draw:frame></text:p>
      <text:p text:style-name="P13">The way to customize the selected<text:span text:style-name="T1"> of accordion Tabbox</text:span> is dec<text:span text:style-name="T1">laring</text:span> the style as following.</text:p>
      <text:p text:style-name="P13">1.append customized css into mytab.css.dsp in class path/web/</text:p>
      <text:p text:style-name="Standard"/>
      <text:p text:style-name="P15"><text:span text:style-name="Source_20_Text"><text:span text:style-name="T13">.</text:span></text:span><text:span text:style-name="Source_20_Text"><text:span text:style-name="T14">mytp</text:span></text:span><text:span text:style-name="Source_20_Text"><text:span text:style-name="T13"> .tabaccd-3d-tl-sel{</text:span></text:span></text:p>
      <text:p text:style-name="P15"><text:span text:style-name="Source_20_Text"><text:span text:style-name="T13"><text:tab/>background-image : url(${c:encodeURL('/tabbox-acc/mytab-tl-sel.gif')});</text:span></text:span></text:p>
      <text:p text:style-name="P15"><text:span text:style-name="Source_20_Text"><text:span text:style-name="T13"><text:tab/>height:5px;</text:span></text:span></text:p>
      <text:p text:style-name="P15"><text:span text:style-name="Source_20_Text"><text:span text:style-name="T13"><text:tab/>width:5px;</text:span></text:span></text:p>
      <text:p text:style-name="P15"><text:span text:style-name="Source_20_Text"><text:span text:style-name="T13">} </text:span></text:span></text:p>
      <text:p text:style-name="P15"><text:span text:style-name="Source_20_Text"><text:span text:style-name="T13">.</text:span></text:span><text:span text:style-name="Source_20_Text"><text:span text:style-name="T14">mytp</text:span></text:span><text:span text:style-name="Source_20_Text"><text:span text:style-name="T13"> .tabaccd-3d-tm-sel{</text:span></text:span></text:p>
      <text:p text:style-name="P15"><text:span text:style-name="Source_20_Text"><text:span text:style-name="T13"><text:tab/>background-image : url(${c:encodeURL('/tabbox-acc/mytab-tm-sel.gif')});</text:span></text:span></text:p>
      <text:p text:style-name="P15"><text:span text:style-name="Source_20_Text"><text:span text:style-name="T13"><text:tab/>height:5px;</text:span></text:span></text:p>
      <text:p text:style-name="P15"><text:span text:style-name="Source_20_Text"><text:span text:style-name="T13">} </text:span></text:span></text:p>
      <text:p text:style-name="P15"><text:span text:style-name="Source_20_Text"><text:span text:style-name="T13">.</text:span></text:span><text:span text:style-name="Source_20_Text"><text:span text:style-name="T14">mytp</text:span></text:span><text:span text:style-name="Source_20_Text"><text:span text:style-name="T13"> .tabaccd-3d-tr-sel{</text:span></text:span></text:p>
      <text:p text:style-name="P15"><text:span text:style-name="Source_20_Text"><text:span text:style-name="T13"><text:tab/>background-image : url(${c:encodeURL('/tabbox-acc/mytab-tr-sel.gif')});</text:span></text:span></text:p>
      <text:p text:style-name="P15"><text:span text:style-name="Source_20_Text"><text:span text:style-name="T13"><text:tab/>height:5px;</text:span></text:span></text:p>
      <text:p text:style-name="P15"><text:span text:style-name="Source_20_Text"><text:span text:style-name="T13"><text:tab/>width:5px;</text:span></text:span></text:p>
      <text:p text:style-name="P15"><text:span text:style-name="Source_20_Text"><text:span text:style-name="T13">} </text:span></text:span></text:p>
      <text:p text:style-name="P15"><text:span text:style-name="Source_20_Text"><text:span text:style-name="T13">.</text:span></text:span><text:span text:style-name="Source_20_Text"><text:span text:style-name="T14">mytp</text:span></text:span><text:span text:style-name="Source_20_Text"><text:span text:style-name="T13"> .tabaccd-3d-ml-sel{</text:span></text:span></text:p>
      <text:p text:style-name="P15"><text:span text:style-name="Source_20_Text"><text:span text:style-name="T13"><text:tab/>background-image : url(${c:encodeURL('/tabbox-acc/mytab-ml-sel.gif')});</text:span></text:span></text:p>
      <text:p text:style-name="P15"><text:span text:style-name="Source_20_Text"><text:span text:style-name="T13"><text:tab/>width:5px;</text:span></text:span></text:p>
      <text:p text:style-name="P15"><text:span text:style-name="Source_20_Text"><text:span text:style-name="T13">} </text:span></text:span></text:p>
      <text:p text:style-name="P15"><text:span text:style-name="Source_20_Text"><text:span text:style-name="T13">.</text:span></text:span><text:span text:style-name="Source_20_Text"><text:span text:style-name="T14">mytp</text:span></text:span><text:span text:style-name="Source_20_Text"><text:span text:style-name="T13"> .tabaccd-3d-mm-sel{</text:span></text:span></text:p>
      <text:p text:style-name="P15"><text:span text:style-name="Source_20_Text"><text:span text:style-name="T13"><text:tab/>background-image : url(${c:encodeURL('/tabbox-acc/mytab-mm-sel.gif')});</text:span></text:span></text:p>
      <text:p text:style-name="P15"><text:span text:style-name="Source_20_Text"><text:span text:style-name="T13">} </text:span></text:span></text:p>
      <text:p text:style-name="P15"><text:span text:style-name="Source_20_Text"><text:span text:style-name="T13">.</text:span></text:span><text:span text:style-name="Source_20_Text"><text:span text:style-name="T14">mytp</text:span></text:span><text:span text:style-name="Source_20_Text"><text:span text:style-name="T13"> .tabaccd-3d-mr-sel{</text:span></text:span></text:p>
      <text:p text:style-name="P15"><text:span text:style-name="Source_20_Text"><text:span text:style-name="T13"><text:tab/>background-image : url(${c:encodeURL('/tabbox-acc/mytab-mr-sel.gif')});</text:span></text:span></text:p>
      <text:p text:style-name="P15"><text:span text:style-name="Source_20_Text"><text:span text:style-name="T13"><text:tab/>width:5px;</text:span></text:span></text:p>
      <text:p text:style-name="P15"><text:span text:style-name="Source_20_Text"><text:span text:style-name="T13">} <text:tab/></text:span></text:span></text:p>
      <text:p text:style-name="P15"><text:span text:style-name="Source_20_Text"><text:span text:style-name="T13">.</text:span></text:span><text:span text:style-name="Source_20_Text"><text:span text:style-name="T14">mytp</text:span></text:span><text:span text:style-name="Source_20_Text"><text:span text:style-name="T13"> .tabaccd-3d-b{</text:span></text:span></text:p>
      <text:p text:style-name="P15"><text:span text:style-name="Source_20_Text"><text:span text:style-name="T13"><text:tab/>background-image : url(${c:encodeURL('/tabbox-acc/mytab-b.gif')});</text:span></text:span></text:p>
      <text:p text:style-name="P15"><text:span text:style-name="Source_20_Text"><text:span text:style-name="T13">} </text:span></text:span></text:p>
      <text:p text:style-name="P12"/>
      <text:p text:style-name="P12">2.Design the image files of above style. And put these files in the application folder(ex, /tabbox-acc. It depends on you design)</text:p>
      <text:p text:style-name="Heading_20_4">Customize the non-selected tab style</text:p>
      <text:p text:style-name="P13"><draw:frame draw:style-name="fr1" draw:name="graphics7" text:anchor-type="paragraph" svg:width="4.3547in" svg:height="2.9689in" draw:z-index="6"><draw:image xlink:href="../images/tabbox-acc-tab-dissel-1.png" xlink:type="simple" xlink:show="embed" xlink:actuate="onLoad" draw:filter-name="&lt;All formats&gt;"/></draw:frame></text:p>
      <text:p text:style-name="P13">The way to customize the non-selected<text:span text:style-name="T1"> of Tabbox</text:span> is dec<text:span text:style-name="T1">laring</text:span> the style as following.</text:p>
      <text:p text:style-name="P6">1.append customized css into mytab.css.dsp in class path/web/</text:p>
      <text:p text:style-name="Standard"/>
      <text:p text:style-name="P4"/>
      <text:p text:style-name="P15"><text:span text:style-name="Source_20_Text">.</text:span><text:span text:style-name="Source_20_Text"><text:span text:style-name="T9">mytp</text:span></text:span><text:span text:style-name="Source_20_Text"> .tabaccd-3d-tl-uns{</text:span></text:p>
      <text:p text:style-name="P15"><text:span text:style-name="Source_20_Text"><text:tab/>background-image : url(${c:encodeURL('/tabbox-acc/mytab-tl-uns.gif')});</text:span></text:p>
      <text:p text:style-name="P15"><text:span text:style-name="Source_20_Text"><text:tab/>height:5px;</text:span></text:p>
      <text:p text:style-name="P15"><text:span text:style-name="Source_20_Text"><text:tab/>width:5px;</text:span></text:p>
      <text:p text:style-name="P15"><text:span text:style-name="Source_20_Text">} </text:span></text:p>
      <text:p text:style-name="P15"><text:span text:style-name="Source_20_Text">.</text:span><text:span text:style-name="Source_20_Text"><text:span text:style-name="T9">mytp</text:span></text:span><text:span text:style-name="Source_20_Text"> .tabaccd-3d-tm-uns{</text:span></text:p>
      <text:p text:style-name="P15"><text:span text:style-name="Source_20_Text"><text:tab/>background-image : url(${c:encodeURL('/tabbox-acc/mytab-tm-uns.gif')});</text:span></text:p>
      <text:p text:style-name="P15"><text:span text:style-name="Source_20_Text"><text:tab/>width:5px;</text:span></text:p>
      <text:p text:style-name="P15"><text:span text:style-name="Source_20_Text">} </text:span></text:p>
      <text:p text:style-name="P15"><text:span text:style-name="Source_20_Text">.</text:span><text:span text:style-name="Source_20_Text"><text:span text:style-name="T9">mytp</text:span></text:span><text:span text:style-name="Source_20_Text"> .tabaccd-3d-tr-uns{</text:span></text:p>
      <text:p text:style-name="P15"><text:span text:style-name="Source_20_Text"><text:tab/>background-image : url(${c:encodeURL('/tabbox-acc/mytab-tr-uns.gif')});</text:span></text:p>
      <text:p text:style-name="P15"><text:span text:style-name="Source_20_Text"><text:tab/>height:5px;</text:span></text:p>
      <text:p text:style-name="P15"><text:span text:style-name="Source_20_Text"><text:tab/>width:5px;<text:tab/></text:span></text:p>
      <text:p text:style-name="P15"><text:span text:style-name="Source_20_Text">} </text:span></text:p>
      <text:p text:style-name="P15"><text:span text:style-name="Source_20_Text">.</text:span><text:span text:style-name="Source_20_Text"><text:span text:style-name="T9">mytp</text:span></text:span><text:span text:style-name="Source_20_Text"> .tabaccd-3d-ml-uns{</text:span></text:p>
      <text:p text:style-name="P15"><text:span text:style-name="Source_20_Text"><text:tab/>background-image : url(${c:encodeURL('/tabbox-acc/mytab-ml-uns.gif')});</text:span></text:p>
      <text:p text:style-name="P15"><text:span text:style-name="Source_20_Text"><text:tab/>width:5px;</text:span></text:p>
      <text:p text:style-name="P15"><text:span text:style-name="Source_20_Text">} </text:span></text:p>
      <text:p text:style-name="P15"><text:span text:style-name="Source_20_Text">.</text:span><text:span text:style-name="Source_20_Text"><text:span text:style-name="T9">mytp</text:span></text:span><text:span text:style-name="Source_20_Text"> .tabaccd-3d-mm-uns{</text:span></text:p>
      <text:p text:style-name="P15"><text:span text:style-name="Source_20_Text"><text:tab/>background-image : url(${c:encodeURL('/tabbox-acc/mytab-mm-uns.gif')});</text:span></text:p>
      <text:p text:style-name="P15"><text:span text:style-name="Source_20_Text">} </text:span></text:p>
      <text:p text:style-name="P15"><text:span text:style-name="Source_20_Text">.</text:span><text:span text:style-name="Source_20_Text"><text:span text:style-name="T9">mytp</text:span></text:span><text:span text:style-name="Source_20_Text"> .tabaccd-3d-mr-uns{</text:span></text:p>
      <text:p text:style-name="P15"><text:span text:style-name="Source_20_Text"><text:tab/>background-image : url(${c:encodeURL('/tabbox-acc/mytab-mr-uns.gif')});</text:span></text:p>
      <text:p text:style-name="P15"><text:span text:style-name="Source_20_Text"><text:tab/>width:5px;</text:span></text:p>
      <text:p text:style-name="P15"><text:span text:style-name="Source_20_Text">} </text:span></text:p>
      <text:p text:style-name="P12">2.Design the image files of above style. And put these files in the application folder(ex, /tabbox-acc. It depends on you design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5-06T15:38:52</dc:date>
    <dc:language>en-US</dc:language>
    <meta:editing-cycles>51</meta:editing-cycles>
    <meta:editing-duration>PT14H19M32S</meta:editing-duration>
    <meta:user-defined meta:name="Info 1"/>
    <meta:user-defined meta:name="Info 2"/>
    <meta:user-defined meta:name="Info 3"/>
    <meta:user-defined meta:name="Info 4"/>
    <meta:document-statistic meta:table-count="3" meta:image-count="7" meta:object-count="0" meta:page-count="7" meta:paragraph-count="164" meta:word-count="873" meta:character-count="5145"/>
  </office:meta>
</office:document-meta>
</file>